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middle" style:cell-protect="none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March_15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March_15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March_15.D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March_15.D4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1" style:base-cell-address="March_15.E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March_15.E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5)),ISBLANK(AH5)))" style:apply-style-name="cf1" style:base-cell-address="March_15.AH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J5)),ISBLANK(AI5)))" style:apply-style-name="cf1" style:base-cell-address="March_15.AI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6)),ISBLANK(AK6)))" style:apply-style-name="cf1" style:base-cell-address="March_15.AK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March_15.AK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M5)),ISBLANK(AL5)))" style:apply-style-name="cf1" style:base-cell-address="March_15.AL5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March_15.R6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March_15.R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March_15.U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V4)))" style:apply-style-name="cf1" style:base-cell-address="March_15.V4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March_15.W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March_15.D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March_15.F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March_15.G4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March_15.H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March_15.I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March_15.J4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March_15.O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March_15.N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March_15.F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1" style:base-cell-address="March_15.G6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March_15.H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I6)))" style:apply-style-name="cf1" style:base-cell-address="March_15.I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March_15.J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K6)))" style:apply-style-name="cf1" style:base-cell-address="March_15.K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March_15.L6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March_15.K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March_15.L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March_15.M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T4)))" style:apply-style-name="cf1" style:base-cell-address="March_15.T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March_15.AD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5)),ISBLANK(AF5)))" style:apply-style-name="cf1" style:base-cell-address="March_15.AF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March_15.AF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5)),ISBLANK(AG5)))" style:apply-style-name="cf1" style:base-cell-address="March_15.AG5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March_15" table:style-name="ta1" table:print-ranges="March_15.A1:March_15.AN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2" table:default-cell-style-name="ce16"/>
        <table:table-column table:style-name="co5" table:number-columns-repeated="2" table:default-cell-style-name="ce2"/>
        <table:table-column table:style-name="co4" table:number-columns-repeated="6" table:default-cell-style-name="ce2"/>
        <table:table-column table:style-name="co6" table:number-columns-repeated="2" table:default-cell-style-name="ce2"/>
        <table:table-column table:style-name="co4" table:number-columns-repeated="2" table:default-cell-style-name="ce2"/>
        <table:table-column table:style-name="co7" table:number-columns-repeated="2" table:default-cell-style-name="ce2"/>
        <table:table-column table:style-name="co8" table:number-columns-repeated="7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number-columns-repeated="16344" table:default-cell-style-name="ce2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19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O/AA</text:p>
          </table:table-cell>
          <table:covered-table-cell/>
          <table:table-cell office:value-type="string" table:number-columns-spanned="2" table:number-rows-spanned="1" table:style-name="ce17">
            <text:p>EO</text:p>
          </table:table-cell>
          <table:covered-table-cell/>
          <table:table-cell office:value-type="string" table:number-columns-spanned="2" table:number-rows-spanned="1" table:style-name="ce17">
            <text:p>SEO/HEO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CS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monthly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20">
            <text:p>Ministerial Department</text:p>
          </table:table-cell>
          <table:table-cell office:value-type="string" table:style-name="ce21">
            <text:p>Department for International Development</text:p>
          </table:table-cell>
          <table:table-cell office:value-type="float" office:value="84" table:style-name="ce23">
            <text:p>84</text:p>
          </table:table-cell>
          <table:table-cell office:value-type="float" office:value="80.400000000000006" table:style-name="ce25">
            <text:p>80.4</text:p>
          </table:table-cell>
          <table:table-cell office:value-type="float" office:value="190" table:style-name="ce37">
            <text:p>190</text:p>
          </table:table-cell>
          <table:table-cell office:value-type="float" office:value="184.3" table:style-name="ce38">
            <text:p>184.3</text:p>
          </table:table-cell>
          <table:table-cell office:value-type="float" office:value="532" table:style-name="ce39">
            <text:p>532</text:p>
          </table:table-cell>
          <table:table-cell office:value-type="float" office:value="521.70000000000005" table:style-name="ce40">
            <text:p>521.7</text:p>
          </table:table-cell>
          <table:table-cell office:value-type="float" office:value="1115" table:style-name="ce41">
            <text:p>1115</text:p>
          </table:table-cell>
          <table:table-cell office:value-type="float" office:value="1081.33" table:style-name="ce51">
            <text:p>1081.33</text:p>
          </table:table-cell>
          <table:table-cell office:value-type="float" office:value="91" table:style-name="ce52">
            <text:p>91</text:p>
          </table:table-cell>
          <table:table-cell office:value-type="float" office:value="90.8" table:style-name="ce53">
            <text:p>90.8</text:p>
          </table:table-cell>
          <table:table-cell office:value-type="string" table:style-name="ce43">
            <text:p>NIL<text:s/></text:p>
          </table:table-cell>
          <table:table-cell office:value-type="string" table:style-name="ce42">
            <text:p>NIL</text:p>
          </table:table-cell>
          <table:table-cell office:value-type="float" office:value="2012" table:formula="msoxl:=SUM(D4,F4,H4,J4,L4,N4)" table:content-validation-name="val2" table:style-name="ce9">
            <text:p>2,012</text:p>
          </table:table-cell>
          <table:table-cell office:value-type="float" office:value="1958.53" table:formula="msoxl:=SUM(E4,G4,I4,K4,M4,O4)" table:content-validation-name="val2" table:style-name="ce9">
            <text:p>1,959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5">
            <text:p>13</text:p>
          </table:table-cell>
          <table:table-cell office:value-type="string" table:style-name="ce54">
            <text:p>NIL</text:p>
          </table:table-cell>
          <table:table-cell office:value-type="string" table:style-name="ce33">
            <text:p>NIL</text:p>
          </table:table-cell>
          <table:table-cell office:value-type="string" table:style-name="ce34">
            <text:p>NIL</text:p>
          </table:table-cell>
          <table:table-cell office:value-type="string" table:style-name="ce35">
            <text:p>NIL</text:p>
          </table:table-cell>
          <table:table-cell office:value-type="float" office:value="22" table:style-name="ce23">
            <text:p>22</text:p>
          </table:table-cell>
          <table:table-cell office:value-type="float" office:value="21.86" table:style-name="ce25">
            <text:p>21.86</text:p>
          </table:table-cell>
          <table:table-cell office:value-type="float" office:value="35" table:formula="msoxl:=SUM(R4,T4,V4,X4,)" table:style-name="ce10">
            <text:p>35</text:p>
          </table:table-cell>
          <table:table-cell office:value-type="float" office:value="34.86" table:formula="msoxl:=SUM(S4,U4,W4,Y4)" table:style-name="ce10">
            <text:p>34.86</text:p>
          </table:table-cell>
          <table:table-cell office:value-type="float" office:value="2047" table:formula="msoxl:=P4+Z4" table:content-validation-name="val2" table:style-name="ce11">
            <text:p>2,047</text:p>
          </table:table-cell>
          <table:table-cell office:value-type="float" office:value="1993.3899999999999" table:formula="msoxl:=Q4+AA4" table:content-validation-name="val2" table:style-name="ce11">
            <text:p>1,993</text:p>
          </table:table-cell>
          <table:table-cell office:value-type="currency" office:value="8187124" table:content-validation-name="val1" table:style-name="ce12">
            <text:p>£8,187,124.00</text:p>
          </table:table-cell>
          <table:table-cell office:value-type="currency" office:value="69167" table:content-validation-name="val1" table:style-name="ce12">
            <text:p>£69,167.00</text:p>
          </table:table-cell>
          <table:table-cell office:value-type="string" table:style-name="ce57">
            <text:p>NIL<text:s/></text:p>
          </table:table-cell>
          <table:table-cell office:value-type="currency" office:value="85143.950000000012" table:content-validation-name="val1" table:style-name="ce12">
            <text:p>£85,143.95</text:p>
          </table:table-cell>
          <table:table-cell office:value-type="currency" office:value="1717375" table:content-validation-name="val1" table:style-name="ce12">
            <text:p>£1,717,375.00</text:p>
          </table:table-cell>
          <table:table-cell office:value-type="currency" office:value="619931" table:content-validation-name="val1" table:style-name="ce12">
            <text:p>£619,931.00</text:p>
          </table:table-cell>
          <table:table-cell office:value-type="currency" office:value="10678740.949999999" table:formula="msoxl:=SUM(AD4:AI4)" table:style-name="ce13">
            <text:p>£10,678,740.95</text:p>
          </table:table-cell>
          <table:table-cell office:value-type="currency" office:value="95827" table:content-validation-name="val1" table:style-name="ce14">
            <text:p>£95,827.00</text:p>
          </table:table-cell>
          <table:table-cell office:value-type="currency" office:value="158214" table:content-validation-name="val1" table:style-name="ce12">
            <text:p>£158,214.00</text:p>
          </table:table-cell>
          <table:table-cell office:value-type="currency" office:value="254041" table:formula="msoxl:=SUM(AK4:AL4)" table:style-name="ce15">
            <text:p>£254,041.00</text:p>
          </table:table-cell>
          <table:table-cell office:value-type="currency" office:value="10932781.949999999" table:formula="msoxl:=SUM(AM4,AJ4)" table:style-name="ce13">
            <text:p>£10,932,781.95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style-name="ro4">
          <table:table-cell office:value-type="string" table:style-name="ce7">
            <text:p>Independent Commission for Aid Impact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Department for International Development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string" table:style-name="ce36">
            <text:p>NIL<text:s/></text:p>
          </table:table-cell>
          <table:table-cell office:value-type="float" office:value="12" table:style-name="ce43">
            <text:p>12</text:p>
          </table:table-cell>
          <table:table-cell office:value-type="float" office:value="8" table:style-name="ce42">
            <text:p>8</text:p>
          </table:table-cell>
          <table:table-cell office:value-type="float" office:value="12" table:formula="msoxl:=SUM(D5,F5,H5,J5,L5,N5)" table:content-validation-name="val2" table:style-name="ce9">
            <text:p>12</text:p>
          </table:table-cell>
          <table:table-cell office:value-type="float" office:value="8" table:formula="msoxl:=SUM(E5,G5,I5,K5,M5,O5)" table:content-validation-name="val2" table:style-name="ce9">
            <text:p>8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string" table:style-name="ce32">
            <text:p>NIL<text:s/></text:p>
          </table:table-cell>
          <table:table-cell office:value-type="float" office:value="0" table:formula="msoxl:=SUM(R5,T5,V5,X5,)" table:style-name="ce10">
            <text:p>0</text:p>
          </table:table-cell>
          <table:table-cell office:value-type="float" office:value="0" table:formula="msoxl:=SUM(S5,U5,W5,Y5)" table:style-name="ce10">
            <text:p>0</text:p>
          </table:table-cell>
          <table:table-cell office:value-type="float" office:value="12" table:formula="msoxl:=P5+Z5" table:content-validation-name="val2" table:style-name="ce11">
            <text:p>12</text:p>
          </table:table-cell>
          <table:table-cell office:value-type="float" office:value="8" table:formula="msoxl:=Q5+AA5" table:content-validation-name="val2" table:style-name="ce11">
            <text:p>8</text:p>
          </table:table-cell>
          <table:table-cell office:value-type="currency" office:value="24310" table:content-validation-name="val1" table:style-name="ce12">
            <text:p>£24,31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string" table:style-name="ce56">
            <text:p>NIL<text:s/></text:p>
          </table:table-cell>
          <table:table-cell office:value-type="string" table:style-name="ce58">
            <text:p>NIL<text:s/></text:p>
          </table:table-cell>
          <table:table-cell office:value-type="string" table:style-name="ce26">
            <text:p>NIL<text:s/></text:p>
          </table:table-cell>
          <table:table-cell office:value-type="string" table:style-name="ce27">
            <text:p>NIL<text:s/></text:p>
          </table:table-cell>
          <table:table-cell office:value-type="currency" office:value="24310" table:formula="msoxl:=SUM(AD5:AI5)" table:style-name="ce13">
            <text:p>£24,310.00</text:p>
          </table:table-cell>
          <table:table-cell office:value-type="string" table:style-name="ce29">
            <text:p>NIL<text:s/></text:p>
          </table:table-cell>
          <table:table-cell office:value-type="string" table:style-name="ce30">
            <text:p>NIL<text:s/></text:p>
          </table:table-cell>
          <table:table-cell office:value-type="currency" office:value="0" table:formula="msoxl:=SUM(AK5:AL5)" table:style-name="ce15">
            <text:p>£0.00</text:p>
          </table:table-cell>
          <table:table-cell office:value-type="currency" office:value="24310" table:formula="msoxl:=SUM(AM5,AJ5)" table:style-name="ce13">
            <text:p>£24,310.00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style-name="ro4">
          <table:table-cell office:value-type="string" table:style-name="ce7">
            <text:p>Commonwealth Scholarship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Department for International Development</text:p>
          </table:table-cell>
          <table:table-cell office:value-type="string" table:style-name="ce22">
            <text:p>NIL<text:s/></text:p>
          </table:table-cell>
          <table:table-cell office:value-type="string" table:style-name="ce24">
            <text:p>NIL<text:s/></text:p>
          </table:table-cell>
          <table:table-cell office:value-type="string" table:style-name="ce44">
            <text:p>NIL<text:s/></text:p>
          </table:table-cell>
          <table:table-cell office:value-type="string" table:style-name="ce45">
            <text:p>NIL<text:s/></text:p>
          </table:table-cell>
          <table:table-cell office:value-type="string" table:style-name="ce46">
            <text:p>NIL<text:s/></text:p>
          </table:table-cell>
          <table:table-cell office:value-type="string" table:style-name="ce47">
            <text:p>NIL<text:s/></text:p>
          </table:table-cell>
          <table:table-cell office:value-type="string" table:style-name="ce48">
            <text:p>NIL<text:s/></text:p>
          </table:table-cell>
          <table:table-cell office:value-type="string" table:style-name="ce49">
            <text:p>NIL<text:s/></text:p>
          </table:table-cell>
          <table:table-cell office:value-type="string" table:style-name="ce50">
            <text:p>NIL<text:s/></text:p>
          </table:table-cell>
          <table:table-cell office:value-type="string" table:style-name="ce50">
            <text:p>NIL<text:s/></text:p>
          </table:table-cell>
          <table:table-cell office:value-type="string" table:style-name="ce50">
            <text:p>NIL<text:s/></text:p>
          </table:table-cell>
          <table:table-cell office:value-type="string" table:style-name="ce50">
            <text:p>NIL</text:p>
          </table:table-cell>
          <table:table-cell office:value-type="float" office:value="0" table:formula="msoxl:=SUM(D6,F6,H6,J6,L6,N6)" table:content-validation-name="val2" table:style-name="ce9">
            <text:p>0</text:p>
          </table:table-cell>
          <table:table-cell office:value-type="float" office:value="0" table:formula="msoxl:=SUM(E6,G6,I6,K6,M6,O6)" table:content-validation-name="val2" table:style-name="ce9">
            <text:p>0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string" table:style-name="ce31">
            <text:p>NIL<text:s/></text:p>
          </table:table-cell>
          <table:table-cell office:value-type="float" office:value="0" table:formula="msoxl:=SUM(R6,T6,V6,X6,)" table:style-name="ce10">
            <text:p>0</text:p>
          </table:table-cell>
          <table:table-cell office:value-type="float" office:value="0" table:formula="msoxl:=SUM(S6,U6,W6,Y6)" table:style-name="ce10">
            <text:p>0</text:p>
          </table:table-cell>
          <table:table-cell office:value-type="float" office:value="0" table:formula="msoxl:=P6+Z6" table:content-validation-name="val2" table:style-name="ce11">
            <text:p>0</text:p>
          </table:table-cell>
          <table:table-cell office:value-type="float" office:value="0" table:formula="msoxl:=Q6+AA6" table:content-validation-name="val2" table:style-name="ce11">
            <text:p>0</text:p>
          </table:table-cell>
          <table:table-cell office:value-type="string" table:style-name="ce55">
            <text:p>NIL<text:s/></text:p>
          </table:table-cell>
          <table:table-cell office:value-type="string" table:style-name="ce55">
            <text:p>NIL<text:s/></text:p>
          </table:table-cell>
          <table:table-cell office:value-type="string" table:style-name="ce55">
            <text:p>NIL<text:s/></text:p>
          </table:table-cell>
          <table:table-cell office:value-type="string" table:style-name="ce55">
            <text:p>NIL<text:s/></text:p>
          </table:table-cell>
          <table:table-cell office:value-type="string" table:style-name="ce55">
            <text:p>NIL<text:s/></text:p>
          </table:table-cell>
          <table:table-cell office:value-type="string" table:style-name="ce55">
            <text:p>NIL<text:s/></text:p>
          </table:table-cell>
          <table:table-cell office:value-type="currency" office:value="0" table:formula="msoxl:=SUM(AD6:AI6)" table:style-name="ce13">
            <text:p>£0.00</text:p>
          </table:table-cell>
          <table:table-cell office:value-type="string" table:style-name="ce28">
            <text:p>NIL<text:s/></text:p>
          </table:table-cell>
          <table:table-cell office:value-type="string" table:style-name="ce28">
            <text:p>NIL<text:s/></text:p>
          </table:table-cell>
          <table:table-cell office:value-type="currency" office:value="0" table:formula="msoxl:=SUM(AK6:AL6)" table:style-name="ce15">
            <text:p>£0.00</text:p>
          </table:table-cell>
          <table:table-cell office:value-type="currency" office:value="0" table:formula="msoxl:=SUM(AM6,AJ6)" table:style-name="ce13">
            <text:p>£0.00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3_32_2" style:display-name="Comma 3 2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omma_32_7_32_2" style:display-name="Comma 7 2" style:family="table-cell" style:data-style-name="N39"/>
    <style:style style:name="Currency_32_2" style:display-name="Currency 2" style:family="table-cell" style:data-style-name="N40"/>
    <style:style style:name="Currency_32_2_32_2" style:display-name="Currency 2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9-16T08:30:13Z</meta:creation-date>
    <dc:date>2015-09-16T08:41:29Z</dc:date>
  </office:meta>
</office:document-meta>
</file>